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style>
    <style:style style:name="P4" style:family="paragraph" style:parent-style-name="Footer">
      <style:text-properties fo:font-size="9pt" style:font-size-asian="9pt" style:font-size-complex="9pt"/>
    </style:style>
    <style:style style:name="P5" style:family="paragraph" style:parent-style-name="Footer">
      <style:text-properties fo:font-size="8pt" style:font-size-asian="8pt" style:font-size-complex="8pt"/>
    </style:style>
    <style:style style:name="P6" style:family="paragraph" style:parent-style-name="Body">
      <style:paragraph-properties fo:text-align="justify" style:justify-single-word="false"/>
    </style:style>
    <style:style style:name="P7" style:family="paragraph" style:parent-style-name="Body">
      <style:paragraph-properties fo:text-align="justify" style:justify-single-word="false"/>
      <style:text-properties officeooo:paragraph-rsid="00030aad"/>
    </style:style>
    <style:style style:name="P8" style:family="paragraph" style:parent-style-name="Body">
      <style:paragraph-properties fo:text-align="justify" style:justify-single-word="false"/>
      <style:text-properties officeooo:paragraph-rsid="0004d557"/>
    </style:style>
    <style:style style:name="P9" style:family="paragraph" style:parent-style-name="Body">
      <style:paragraph-properties fo:margin-left="2.1457in" fo:margin-right="0in" fo:text-align="justify" style:justify-single-word="false" fo:text-indent="-2.1457in" style:auto-text-indent="false"/>
    </style:style>
    <style:style style:name="P10" style:family="paragraph" style:parent-style-name="Standard_20__28_user_29_">
      <style:paragraph-properties fo:margin-top="0.0071in" fo:margin-bottom="0in" style:contextual-spacing="false" fo:text-align="justify" style:justify-single-word="false"/>
    </style:style>
    <style:style style:name="P11" style:family="paragraph" style:parent-style-name="Body">
      <style:paragraph-properties fo:text-align="justify" style:justify-single-word="false"/>
      <style:text-properties officeooo:paragraph-rsid="0013a79c"/>
    </style:style>
    <style:style style:name="P12" style:family="paragraph" style:parent-style-name="Body">
      <style:paragraph-properties fo:text-align="justify" style:justify-single-word="false"/>
      <style:text-properties officeooo:paragraph-rsid="00151d80"/>
    </style:style>
    <style:style style:name="P13" style:family="paragraph" style:parent-style-name="Body">
      <style:paragraph-properties fo:text-align="justify" style:justify-single-word="false"/>
      <style:text-properties officeooo:paragraph-rsid="001ec71c"/>
    </style:style>
    <style:style style:name="P14" style:family="paragraph" style:parent-style-name="Body">
      <style:paragraph-properties fo:text-align="justify" style:justify-single-word="false"/>
      <style:text-properties officeooo:paragraph-rsid="001f58b9"/>
    </style:style>
    <style:style style:name="P15" style:family="paragraph" style:parent-style-name="Body">
      <style:paragraph-properties fo:text-align="justify" style:justify-single-word="false"/>
      <style:text-properties officeooo:paragraph-rsid="0021b472"/>
    </style:style>
    <style:style style:name="P16"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17"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18"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19"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20"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21"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22"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23"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24"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25" style:family="paragraph" style:parent-style-name="Body">
      <style:paragraph-properties fo:text-align="justify" style:justify-single-word="false"/>
      <style:text-properties style:font-name="Book Antiqua" fo:font-size="12pt" fo:language="en" fo:country="US" officeooo:rsid="001279cc" officeooo:paragraph-rsid="0013a79c" style:font-size-asian="12pt" style:font-size-complex="12pt"/>
    </style:style>
    <style:style style:name="P26"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27"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8" style:family="paragraph" style:parent-style-name="Standard_20__28_user_29_">
      <style:paragraph-properties fo:margin-top="0.0071in" fo:margin-bottom="0in" style: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9" style:family="paragraph" style:parent-style-name="Body">
      <style:paragraph-properties fo:text-align="justify" style:justify-single-word="false"/>
      <style:text-properties style:font-name="Book Antiqua" style:font-name-asian="Book Antiqua1" style:font-name-complex="Book Antiqua1"/>
    </style:style>
    <style:style style:name="P30"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31"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32"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33" style:family="paragraph" style:parent-style-name="Section_20_Title">
      <style:paragraph-properties fo:text-align="justify" style:justify-single-word="false"/>
      <style:text-properties fo:font-size="14pt" style:font-size-asian="14pt" style:font-size-complex="14pt"/>
    </style:style>
    <style:style style:name="P34" style:family="paragraph" style:parent-style-name="Body">
      <style:paragraph-properties fo:text-align="justify" style:justify-single-word="false"/>
      <style:text-properties officeooo:rsid="001f1a5b" officeooo:paragraph-rsid="001f1a5b"/>
    </style:style>
    <style:style style:name="P35"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36"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37" style:family="paragraph" style:parent-style-name="Body">
      <style:paragraph-properties fo:text-align="justify" style:justify-single-word="false"/>
      <style:text-properties officeooo:paragraph-rsid="002493c0"/>
    </style:style>
    <style:style style:name="P38" style:family="paragraph" style:parent-style-name="Body">
      <style:paragraph-properties fo:text-align="justify" style:justify-single-word="false"/>
      <style:text-properties officeooo:paragraph-rsid="001ec71c"/>
    </style:style>
    <style:style style:name="P39" style:family="paragraph" style:parent-style-name="Body">
      <style:paragraph-properties fo:text-align="justify" style:justify-single-word="false"/>
      <style:text-properties officeooo:rsid="002493c0" officeooo:paragraph-rsid="002493c0"/>
    </style:style>
    <style:style style:name="P40" style:family="paragraph" style:parent-style-name="List_20_Paragraph" style:list-style-name="WWNum2">
      <style:paragraph-properties fo:margin-left="0.25in" fo:margin-right="0in" fo:margin-top="0in" fo:margin-bottom="0in" style:contextual-spacing="false" fo:text-align="justify" style:justify-single-word="false" fo:text-indent="-0.25in" style:auto-text-indent="false" style:writing-mode="lr-tb"/>
    </style:style>
    <style:style style:name="P41"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42" style:family="paragraph" style:parent-style-name="List_20_Paragraph" style:list-style-name="WWNum4">
      <style:paragraph-properties fo:margin-left="0.25in" fo:margin-right="0in" fo:margin-top="0in" fo:margin-bottom="0in" style:contextual-spacing="false" fo:text-align="justify" style:justify-single-word="false" fo:text-indent="-0.25in" style:auto-text-indent="false" style:writing-mode="lr-tb"/>
    </style:style>
    <style:style style:name="P43"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44"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45"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46"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fo:font-weight="bold" officeooo:rsid="001ec71c" style:font-size-asian="12pt" style:font-weight-asian="bold" style:font-size-complex="12pt" style:font-weight-complex="bold"/>
    </style:style>
    <style:style style:name="T5" style:family="text">
      <style:text-properties style:font-name="Book Antiqua" fo:font-size="12pt" fo:language="en" fo:country="US" fo:font-weight="bold" officeooo:rsid="00202898" style:font-size-asian="12pt" style:font-weight-asian="bold" style:font-size-complex="12pt" style:font-weight-complex="bold"/>
    </style:style>
    <style:style style:name="T6" style:family="text">
      <style:text-properties style:font-name="Book Antiqua" fo:font-size="12pt" fo:language="en" fo:country="US" fo:font-weight="bold" officeooo:rsid="0021b472" style:font-size-asian="12pt" style:font-weight-asian="bold" style:font-size-complex="12pt" style:font-weight-complex="bold"/>
    </style:style>
    <style:style style:name="T7" style:family="text">
      <style:text-properties style:font-name="Book Antiqua" fo:font-size="12pt" fo:language="en" fo:country="US" style:font-size-asian="12pt" style:font-size-complex="12pt"/>
    </style:style>
    <style:style style:name="T8" style:family="text">
      <style:text-properties style:font-name="Book Antiqua" fo:font-size="12pt" fo:language="en" fo:country="US" officeooo:rsid="00030aad" style:font-size-asian="12pt" style:font-size-complex="12pt"/>
    </style:style>
    <style:style style:name="T9" style:family="text">
      <style:text-properties style:font-name="Book Antiqua" fo:font-size="12pt" fo:language="en" fo:country="US" officeooo:rsid="000cb7b8" style:font-size-asian="12pt" style:font-size-complex="12pt"/>
    </style:style>
    <style:style style:name="T10" style:family="text">
      <style:text-properties style:font-name="Book Antiqua" fo:font-size="12pt" fo:language="en" fo:country="US" officeooo:rsid="001279cc" style:font-size-asian="12pt" style:font-size-complex="12pt"/>
    </style:style>
    <style:style style:name="T11" style:family="text">
      <style:text-properties style:font-name="Book Antiqua" fo:font-size="12pt" fo:language="en" fo:country="US" officeooo:rsid="0013a79c" style:font-size-asian="12pt" style:font-size-complex="12pt"/>
    </style:style>
    <style:style style:name="T12" style:family="text">
      <style:text-properties style:font-name="Book Antiqua" fo:font-size="12pt" fo:language="en" fo:country="US" officeooo:rsid="0017e36f" style:font-size-asian="12pt" style:font-size-complex="12pt"/>
    </style:style>
    <style:style style:name="T13" style:family="text">
      <style:text-properties style:font-name="Book Antiqua" fo:font-size="12pt" fo:language="en" fo:country="US" officeooo:rsid="001954da" style:font-size-asian="12pt" style:font-size-complex="12pt"/>
    </style:style>
    <style:style style:name="T14" style:family="text">
      <style:text-properties style:font-name="Book Antiqua" fo:font-size="12pt" fo:language="en" fo:country="US" officeooo:rsid="001a4792" style:font-size-asian="12pt" style:font-size-complex="12pt"/>
    </style:style>
    <style:style style:name="T15" style:family="text">
      <style:text-properties style:font-name="Book Antiqua" fo:font-size="12pt" fo:language="en" fo:country="US" officeooo:rsid="001f1a5b" style:font-size-asian="12pt" style:font-size-complex="12pt"/>
    </style:style>
    <style:style style:name="T16" style:family="text">
      <style:text-properties style:font-name="Book Antiqua" fo:font-size="12pt" fo:language="en" fo:country="US" officeooo:rsid="001f58b9" style:font-size-asian="12pt" style:font-size-complex="12pt"/>
    </style:style>
    <style:style style:name="T17" style:family="text">
      <style:text-properties style:font-name="Book Antiqua" fo:font-size="12pt" fo:language="en" fo:country="US" officeooo:rsid="0021b472" style:font-size-asian="12pt" style:font-size-complex="12pt"/>
    </style:style>
    <style:style style:name="T18" style:family="text">
      <style:text-properties style:font-name="Book Antiqua" fo:font-size="12pt" fo:language="en" fo:country="US" officeooo:rsid="0023b02f" style:font-size-asian="12pt" style:font-size-complex="12pt"/>
    </style:style>
    <style:style style:name="T19" style:family="text">
      <style:text-properties style:font-name="Book Antiqua" fo:font-size="12pt" fo:language="en" fo:country="US" officeooo:rsid="0023eb4c" style:font-size-asian="12pt" style:font-size-complex="12pt"/>
    </style:style>
    <style:style style:name="T20" style:family="text">
      <style:text-properties style:font-name="Book Antiqua" fo:font-size="12pt" fo:language="en" fo:country="US" officeooo:rsid="002493c0" style:font-size-asian="12pt" style:font-size-complex="12pt"/>
    </style:style>
    <style:style style:name="T21" style:family="text">
      <style:text-properties style:font-name="Book Antiqua" fo:font-size="12pt" fo:language="en" fo:country="US" officeooo:rsid="00268bd9" style:font-size-asian="12pt" style:font-size-complex="12pt"/>
    </style:style>
    <style:style style:name="T22" style:family="text">
      <style:text-properties style:font-name="Book Antiqua" fo:font-size="12pt" fo:language="en" fo:country="US" fo:font-style="italic" style:font-size-asian="12pt" style:font-style-asian="italic" style:font-size-complex="12pt" style:font-style-complex="italic"/>
    </style:style>
    <style:style style:name="T23" style:family="text">
      <style:text-properties style:font-name="Book Antiqua" fo:font-size="12pt" fo:language="en" fo:country="US" fo:font-style="italic" officeooo:rsid="00030aad" style:font-size-asian="12pt" style:font-style-asian="italic" style:font-size-complex="12pt" style:font-style-complex="italic"/>
    </style:style>
    <style:style style:name="T24" style:family="text">
      <style:text-properties style:font-name="Book Antiqua" fo:font-size="12pt" fo:language="en" fo:country="US" fo:font-style="italic" officeooo:rsid="001279cc" style:font-size-asian="12pt" style:font-style-asian="italic" style:font-size-complex="12pt" style:font-style-complex="italic"/>
    </style:style>
    <style:style style:name="T25" style:family="text">
      <style:text-properties style:font-name="Book Antiqua" fo:font-size="12pt" fo:language="en" fo:country="US" fo:font-style="normal" style:font-size-asian="12pt" style:font-style-asian="normal" style:font-size-complex="12pt" style:font-style-complex="normal"/>
    </style:style>
    <style:style style:name="T26" style:family="text">
      <style:text-properties style:font-name="Book Antiqua" fo:font-size="12pt" fo:language="en" fo:country="US" fo:font-style="normal" fo:font-weight="bold" style:font-size-asian="12pt" style:font-style-asian="normal" style:font-weight-asian="bold" style:font-size-complex="12pt" style:font-style-complex="normal" style:font-weight-complex="bold"/>
    </style:style>
    <style:style style:name="T27" style:family="text">
      <style:text-properties style:font-name="Book Antiqua" fo:font-size="12pt" style:font-size-asian="12pt" style:font-size-complex="12pt"/>
    </style:style>
    <style:style style:name="T28" style:family="text">
      <style:text-properties style:font-name="Book Antiqua" fo:font-size="12pt" fo:language="de" fo:country="DE" fo:font-weight="bold" style:font-size-asian="12pt" style:font-weight-asian="bold" style:font-size-complex="12pt" style:font-weight-complex="bold"/>
    </style:style>
    <style:style style:name="T29" style:family="text">
      <style:text-properties style:font-name="Book Antiqua" fo:font-size="12pt" fo:language="de" fo:country="DE" fo:font-weight="bold" officeooo:rsid="00030aad" style:font-size-asian="12pt" style:font-weight-asian="bold" style:font-size-complex="12pt" style:font-weight-complex="bold"/>
    </style:style>
    <style:style style:name="T30" style:family="text">
      <style:text-properties style:font-name="Book Antiqua" fo:font-size="12pt" fo:language="de" fo:country="DE" fo:font-weight="bold" officeooo:rsid="0004d557" style:font-size-asian="12pt" style:font-weight-asian="bold" style:font-size-complex="12pt" style:font-weight-complex="bold"/>
    </style:style>
    <style:style style:name="T31" style:family="text">
      <style:text-properties style:font-name="Book Antiqua" fo:font-size="12pt" fo:language="de" fo:country="DE" fo:font-weight="bold" officeooo:rsid="001f58b9" style:font-size-asian="12pt" style:font-weight-asian="bold" style:font-size-complex="12pt" style:font-weight-complex="bold"/>
    </style:style>
    <style:style style:name="T32"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33"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34"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35" style:family="text">
      <style:text-properties style:font-name="Book Antiqua" fo:font-size="12pt" fo:language="de" fo:country="DE" fo:font-weight="normal" officeooo:rsid="00151d80" style:font-size-asian="12pt" style:font-weight-asian="normal" style:font-size-complex="12pt" style:font-weight-complex="normal"/>
    </style:style>
    <style:style style:name="T36" style:family="text">
      <style:text-properties style:font-name="Book Antiqua" fo:font-size="12pt" fo:language="de" fo:country="DE" fo:font-weight="normal" officeooo:rsid="0016a944" style:font-size-asian="12pt" style:font-weight-asian="normal" style:font-size-complex="12pt" style:font-weight-complex="normal"/>
    </style:style>
    <style:style style:name="T37" style:family="text">
      <style:text-properties style:font-name="Book Antiqua" fo:font-size="12pt" fo:language="de" fo:country="DE" fo:font-weight="normal" officeooo:rsid="001790a5" style:font-size-asian="12pt" style:font-weight-asian="normal" style:font-size-complex="12pt" style:font-weight-complex="normal"/>
    </style:style>
    <style:style style:name="T38" style:family="text">
      <style:text-properties style:font-name="Book Antiqua" fo:font-size="12pt" fo:language="de" fo:country="DE" fo:font-weight="normal" officeooo:rsid="001954da" style:font-size-asian="12pt" style:font-weight-asian="normal" style:font-size-complex="12pt" style:font-weight-complex="normal"/>
    </style:style>
    <style:style style:name="T39" style:family="text">
      <style:text-properties style:font-name="Book Antiqua" fo:font-size="12pt" fo:language="de" fo:country="DE" fo:font-weight="normal" officeooo:rsid="001f58b9" style:font-size-asian="12pt" style:font-weight-asian="normal" style:font-size-complex="12pt" style:font-weight-complex="normal"/>
    </style:style>
    <style:style style:name="T40" style:family="text">
      <style:text-properties style:font-name="Book Antiqua" fo:font-size="12pt" fo:letter-spacing="0.0256in" fo:language="en" fo:country="US" style:font-size-asian="12pt" style:font-size-complex="12pt"/>
    </style:style>
    <style:style style:name="T41" style:family="text">
      <style:text-properties style:font-name="Book Antiqua" fo:font-size="12pt" fo:letter-spacing="0.0264in" fo:language="en" fo:country="US" style:font-size-asian="12pt" style:font-size-complex="12pt"/>
    </style:style>
    <style:style style:name="T42" style:family="text">
      <style:text-properties style:font-name="Book Antiqua" fo:font-size="12pt" fo:letter-spacing="0.0244in" fo:language="en" fo:country="US" style:font-size-asian="12pt" style:font-size-complex="12pt"/>
    </style:style>
    <style:style style:name="T43" style:family="text">
      <style:text-properties style:font-name="Book Antiqua" fo:font-size="12pt" fo:letter-spacing="0.0252in" fo:language="en" fo:country="US" style:font-size-asian="12pt" style:font-size-complex="12pt"/>
    </style:style>
    <style:style style:name="T44" style:family="text">
      <style:text-properties style:font-name="Book Antiqua" fo:font-size="12pt" fo:letter-spacing="-0.0043in" fo:language="en" fo:country="US" style:font-size-asian="12pt" style:font-size-complex="12pt"/>
    </style:style>
    <style:style style:name="T45" style:family="text">
      <style:text-properties style:font-name="Book Antiqua" fo:font-size="12pt" fo:letter-spacing="-0.0035in" fo:language="en" fo:country="US" style:font-size-asian="12pt" style:font-size-complex="12pt"/>
    </style:style>
    <style:style style:name="T46" style:family="text">
      <style:text-properties style:font-name="Book Antiqua" fo:font-size="12pt" fo:language="fr" fo:country="FR" fo:font-weight="bold" style:font-size-asian="12pt" style:font-weight-asian="bold" style:font-size-complex="12pt" style:font-weight-complex="bold"/>
    </style:style>
    <style:style style:name="T47" style:family="text">
      <style:text-properties style:font-name="Book Antiqua" fo:font-size="12pt" fo:font-style="italic" style:font-size-asian="12pt" style:font-style-asian="italic" style:font-size-complex="12pt" style:font-style-complex="italic"/>
    </style:style>
    <style:style style:name="T48" style:family="text">
      <style:text-properties style:font-name="Book Antiqua" fo:font-size="14pt" fo:language="de" fo:country="DE" fo:font-weight="bold" style:font-size-asian="14pt" style:font-weight-asian="bold" style:font-size-complex="14pt" style:font-weight-complex="bold"/>
    </style:style>
    <style:style style:name="T49" style:family="text">
      <style:text-properties style:font-name="Book Antiqua" fo:font-size="14pt" fo:font-weight="bold" style:font-size-asian="14pt" style:font-weight-asian="bold" style:font-size-complex="14pt" style:font-weight-complex="bold"/>
    </style:style>
    <style:style style:name="T50" style:family="text">
      <style:text-properties style:font-name="Book Antiqua" fo:font-size="14pt" fo:language="en" fo:country="US" fo:font-weight="bold" style:font-size-asian="14pt" style:font-weight-asian="bold" style:font-size-complex="14pt" style:font-weight-complex="bold"/>
    </style:style>
    <style:style style:name="T51" style:family="text">
      <style:text-properties fo:language="en" fo:country="US"/>
    </style:style>
    <style:style style:name="T52" style:family="text">
      <style:text-properties fo:font-size="12pt" style:font-size-asian="12pt" style:font-size-complex="12pt"/>
    </style:style>
    <style:style style:name="T53" style:family="text">
      <style:text-properties fo:font-size="12pt" fo:language="en" fo:country="US" style:font-size-asian="12pt" style:font-size-complex="12pt"/>
    </style:style>
    <style:style style:name="T54" style:family="text">
      <style:text-properties fo:text-transform="uppercase" style:font-name="Book Antiqua" fo:font-size="12pt" fo:language="en" fo:country="US" fo:font-weight="bold" style:font-size-asian="12pt" style:font-weight-asian="bold" style:font-size-complex="12pt" style:font-weight-complex="bold"/>
    </style:style>
    <style:style style:name="T55" style:family="text">
      <style:text-properties fo:color="#5a5b5c" loext:opacity="100%" style:text-outline="false" style:font-name="Book Antiqua" fo:font-size="12pt" style:text-underline-style="none" style:font-size-asian="12pt" style:font-size-complex="12pt"/>
    </style:style>
    <style:style style:name="T56" style:family="text">
      <style:text-properties fo:language="fr" fo:country="FR"/>
    </style:style>
    <style:style style:name="T57" style:family="text">
      <style:text-properties fo:color="#232323" loext:opacity="100%" style:text-outline="false" style:font-name="Book Antiqua" fo:font-size="12pt" fo:language="en" fo:country="US" style:text-underline-style="none" fo:font-weight="bold" style:font-size-asian="12pt" style:font-weight-asian="bold" style:font-size-complex="12pt" style:font-weight-complex="bold"/>
    </style:style>
    <style:style style:name="T58" style:family="text">
      <style:text-properties fo:color="#232323" loext:opacity="100%" style:text-outline="false" style:font-name="Book Antiqua" fo:font-size="12pt" fo:language="en" fo:country="US" style:text-underline-style="none" style:font-size-asian="12pt" style:font-size-complex="12pt"/>
    </style:style>
    <style:style style:name="T59" style:family="text">
      <style:text-properties fo:color="#000000" loext:opacity="100%" style:text-outline="false" style:font-name="Book Antiqua" fo:font-size="12pt" fo:language="en" fo:country="US" style:text-underline-style="none" style:font-size-asian="12pt" style:font-size-complex="12pt"/>
    </style:style>
    <style:style style:name="T60" style:family="text">
      <style:text-properties fo:color="#1a1a1a" loext:opacity="100%" style:text-outline="false" style:font-name="Arial" fo:font-size="13pt" fo:language="en" fo:country="US" style:text-underline-style="none" style:font-size-asian="13pt" style:font-size-complex="13pt"/>
    </style:style>
    <style:style style:name="T61" style:family="text">
      <style:text-properties fo:font-weight="bold" style:font-weight-asian="bold"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en" fo:country="US" fo:font-style="normal" style:text-underline-style="none" fo:font-weight="normal" officeooo:rsid="0013a79c"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de" fo:country="DE" fo:font-style="normal" style:text-underline-style="none" fo:font-weight="normal" officeooo:rsid="00151d80"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64" style:family="text">
      <style:text-properties fo:font-style="italic"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023b02f"/>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OPOVICI Gabriel Sorin</text:p>
      <text:p text:style-name="P32">Str. <text:span text:style-name="T66">Parfumului 19B,Casa 7,Bragadiru,Ilfov</text:span>, Romania </text:p>
      <text:p text:style-name="P3"><text:a xlink:type="simple" xlink:href="mailto:Popovici.gabriel@gmail.com" text:style-name="Hyperlink.0" text:visited-style-name="Hyperlink.0"><text:span text:style-name="Hyperlink.0"><text:span text:style-name="T51">popovici.gabriel@gmail.com</text:span></text:span></text:a></text:p>
      <text:p text:style-name="P21">+40 723 380 384</text:p>
      <text:p text:style-name="P31"/>
      <text:p text:style-name="P30"/>
      <text:p text:style-name="P6"><text:span text:style-name="T54">Professional overview</text:span><text:span text:style-name="T7">: More than </text:span><text:span text:style-name="T20">15</text:span><text:span text:style-name="T7"> years as a professional software engineer using Java ecosystem, C/C++, and JavaScript, SQL in </text:span><text:span text:style-name="T19">internet domain &amp; hosting services, </text:span><text:span text:style-name="T7">finance, banking, civil aviation and transportation industry, oil and gas industry, medical industry, online e-commerce retail industry, public and governance sector.</text:span></text:p>
      <text:p text:style-name="P16"/>
      <text:p text:style-name="P6"><text:span text:style-name="T28">INDUSTRIES:</text:span><text:span text:style-name="T7"> </text:span><text:span text:style-name="T21">internet domains and hosting, </text:span><text:span text:style-name="T7">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16"/>
      <text:p text:style-name="P20">EDUCATION</text:p>
      <text:p text:style-name="P6"><text:span text:style-name="T7">Diploma Engineer, University </text:span><text:span text:style-name="T27">„POLITEHNICA” </text:span><text:span text:style-name="T7">of Bucharest, Faculty of Automatic Control and Computers, 2001-2006, Bucharest, Romania. </text:span></text:p>
      <text:p text:style-name="P18"/>
      <text:p text:style-name="P26">HONORS</text:p>
      <text:p text:style-name="P22">“Leonardo da Vinci” Mobility Programme RO/2006/PL97046/S “Modern techniques for automatic identification”, Department of Computer Science, University of Turin, Italy, April-June 2007</text:p>
      <text:p text:style-name="P18"/>
      <text:p text:style-name="P26">IT CERTIFICATIONS</text:p>
      <text:p text:style-name="P39"><text:span text:style-name="T7">Certified Professional for Software Architecture Foundation Level, 2025 </text:span></text:p>
      <text:p text:style-name="P37"><text:span text:style-name="T7">Sun Certified Business Component Developer Java EE Platform 5, CX 310-091, 2010</text:span></text:p>
      <text:p text:style-name="P37"><text:span text:style-name="T7">Sun </text:span><text:span text:style-name="T20">C</text:span><text:span text:style-name="T7">ertified Developer for Java Web Services, CX </text:span><text:span text:style-name="T27">– </text:span><text:span text:style-name="T7">310-220, 2008</text:span></text:p>
      <text:p text:style-name="P37"><text:span text:style-name="T7">Sun Certified Web Component Developer for the Java Platform, Enterprise Edition 5, 2008 </text:span></text:p>
      <text:p text:style-name="P37"><text:span text:style-name="T7">Sun Certified Programmer for the Java Platform, Standard Edition 6.0, CX-310-065, 2008</text:span></text:p>
      <text:p text:style-name="P18"/>
      <text:p text:style-name="P20">IT TRAININGS</text:p>
      <text:p text:style-name="P22">Architecting on AWS, Global Knowledge 4502, November 2017, Glasgow UK</text:p>
      <text:p text:style-name="P22">Developing on AWS, Global Knowledge 4504, November 2017, Glasgow UK </text:p>
      <text:p text:style-name="P6"><text:a xlink:type="simple" xlink:href="http://www.roitraining.com/course-435-creating-distributed-applications-using-pig-hive-hadoop/" text:style-name="Hyperlink.1" text:visited-style-name="Hyperlink.1"><text:span text:style-name="Hyperlink.1"><text:span text:style-name="T51">Creating Distibuted Applications Using Pig and Hive on Hadoop</text:span></text:span></text:a><text:span text:style-name="Hyperlink.1"><text:span text:style-name="T51">, ROITraining 435, November 2017, Glasgow UK</text:span></text:span><text:span text:style-name="None"><text:span text:style-name="T55"> </text:span></text:span></text:p>
      <text:p text:style-name="P33"><text:span text:style-name="None"/></text:p>
      <text:p text:style-name="P6"><text:span text:style-name="None"><text:span text:style-name="T48">EXPERIENCE</text:span></text:span></text:p>
      <text:p text:style-name="P27"><text:span text:style-name="None"/></text:p>
      <text:p text:style-name="P6"><text:span text:style-name="None"><text:span text:style-name="T4">Application Architect/</text:span></text:span><text:span text:style-name="None"><text:span text:style-name="T5">Senior Engineer </text:span></text:span><text:span text:style-name="None"><text:span text:style-name="T2"><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6"><text:span text:style-name="None"><text:span text:style-name="T3">Employer: 1&amp;1 </text:span></text:span><text:span text:style-name="None"><text:span text:style-name="T4">Internet </text:span></text:span><text:span text:style-name="None"><text:span text:style-name="T3">Development Romania, </text:span></text:span><text:span text:style-name="None"><text:span text:style-name="T7">246C Calea Floreasca, 16th Floor, District 1, Bucuresti 014476, Romania</text:span></text:span></text:p>
      <text:p text:style-name="P6"><text:span text:style-name="None"><text:span text:style-name="T3"/></text:span></text:p>
      <text:p text:style-name="P15"><text:span text:style-name="None"><text:span text:style-name="T6">Role: Application Architect Mail&amp;Media<text:tab/><text:tab/><text:tab/><text:tab/>July 2023 - present <text:tab/></text:span></text:span></text:p>
      <text:p text:style-name="P15"><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Mail Domain Hosting product</text:span></text:span></text:p>
      <text:p text:style-name="P13"><text:span text:style-name="None"><text:span text:style-name="T3">Project and tasks: </text:span></text:span></text:p>
      <text:p text:style-name="P13"><text:span text:style-name="T8">M</text:span><text:span text:style-name="T7">ail Domain Hosting: design a new </text:span><text:span text:style-name="T15">top-down </text:span><text:span text:style-name="T7">target architecture </text:span><text:span text:style-name="T16">approach </text:span><text:span text:style-name="T15">around </text:span><text:span text:style-name="T20">M</text:span><text:span text:style-name="T16">icroservices </text:span><text:span text:style-name="T7">inline with business needs, </text:span><text:span text:style-name="T15">1&amp;1 Mail&amp;Media infrastructure trends(</text:span><text:span text:style-name="T20">A</text:span><text:span text:style-name="T15">utodevops, eventbus, k8s, BOM), </text:span><text:span text:style-name="T18">ARC42/</text:span><text:span text:style-name="T15">ADRs/</text:span><text:span text:style-name="T20">TCs</text:span><text:span text:style-name="T15"> for each specific application </text:span></text:p>
      <text:p text:style-name="P34"><text:span text:style-name="T7"/></text:p>
      <text:p text:style-name="P39"><text:soft-page-break/><text:span text:style-name="T22">NIS2 Event Handler application:</text:span><text:span text:style-name="T25"> propagate user profile updates about domain owner to InternetX, IONOS registrars as per </text:span><text:span text:style-name="T22">NIS2 </text:span><text:span text:style-name="T25">directive for domain details </text:span></text:p>
      <text:p text:style-name="P39"><text:span text:style-name="T26">Technologies</text:span><text:span text:style-name="T25">: Java 21, Spring Boot 3.x, Kafka, mTLS using Istio, InternetX API, IONOS Domains API </text:span></text:p>
      <text:p text:style-name="P39"><text:span text:style-name="T25"><text:s/></text:span></text:p>
      <text:p text:style-name="P34"><text:span text:style-name="T22">Mail service application</text:span><text:span text:style-name="T7">: </text:span><text:span text:style-name="T16">API functionality for email aliases, distribution lists and client validation rules for confirmation emails </text:span></text:p>
      <text:p text:style-name="P14"><text:span text:style-name="None"><text:span text:style-name="T29">Technologies: </text:span></text:span><text:span text:style-name="None"><text:span text:style-name="T31">J</text:span></text:span><text:span text:style-name="None"><text:span text:style-name="T39">ava 21, Spring Boot 3.x, Redis, Artemis, Spring Modulith, Quartz, Mapstruct, Docker Compose, Liquibase, Spring Security, mTLS using Service mesh Istio, MariaDB, AppMap/PlantUML <text:s text:c="3"/></text:span></text:span></text:p>
      <text:p text:style-name="P7"><text:span text:style-name="T8"/></text:p>
      <text:p text:style-name="P15"><text:span text:style-name="None"><text:span text:style-name="T3">Role: </text:span></text:span><text:span text:style-name="None"><text:span text:style-name="T6">Senior Engineer <text:tab/><text:tab/><text:tab/><text:tab/><text:tab/><text:tab/><text:tab/>March 2019 – July 2023</text:span></text:span></text:p>
      <text:p text:style-name="P15"><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Domains, Webhosting products of IONOS and other tenants within the group</text:span></text:span></text:p>
      <text:p text:style-name="P15"><text:span text:style-name="None"><text:span text:style-name="T6">Project and tasks:</text:span></text:span></text:p>
      <text:p text:style-name="P15"><text:span text:style-name="None"><text:span text:style-name="T6"/></text:span></text:p>
      <text:p text:style-name="P7"><text:span text:style-name="T23">Domains expiry pool</text:span><text:span text:style-name="T8">: upload large sets of ICANN TLDs files to Redis using Apache Spark and integrate </text:span><text:span text:style-name="T9">it with</text:span><text:span text:style-name="T8"> Domains recommendation application </text:span></text:p>
      <text:p text:style-name="P8"><text:span text:style-name="None"><text:span text:style-name="T29">Technologies: </text:span></text:span><text:span text:style-name="None"><text:span text:style-name="T32">Java 11</text:span></text:span><text:span text:style-name="None"><text:span text:style-name="T30">, </text:span></text:span><text:span text:style-name="None"><text:span text:style-name="T32">Gradle, Apache Spark 3.x, ICANN Centrilized Zone Data Service API, Spring Boot, Spring Data Redis, OpenCSV, S3 Min.io, </text:span></text:span><text:span text:style-name="None"><text:span text:style-name="T34">Redis, </text:span></text:span><text:span text:style-name="None"><text:span text:style-name="T33">OpenShift Cloud, Helm </text:span></text:span></text:p>
      <text:p text:style-name="P8"><text:span text:style-name="None"><text:span text:style-name="T29"/></text:span></text:p>
      <text:p text:style-name="P11"><text:span text:style-name="T24">WHPSS</text:span><text:span text:style-name="T10"> </text:span><text:span text:style-name="T11">(</text:span><text:span text:style-name="T10">WebHosting Product </text:span><text:span text:style-name="T62">Services</text:span><text:span text:style-name="T10"> Sistem</text:span><text:span text:style-name="T11">s): design and implement and OAS public API for end customers to manager their web spaces, web sites</text:span><text:span text:style-name="T12">(WordPress, </text:span><text:span text:style-name="T13">Drupal, Joomla</text:span><text:span text:style-name="T12">)</text:span><text:span text:style-name="T11">, databases, domain bindings, projects </text:span><text:span text:style-name="T14">and integrate it with customer control panel </text:span></text:p>
      <text:p text:style-name="P12"><text:span text:style-name="None"><text:span text:style-name="T29">Technologies: </text:span></text:span><text:span text:style-name="None"><text:span text:style-name="T32">Java 11</text:span></text:span><text:span text:style-name="None"><text:span text:style-name="T30">, </text:span></text:span><text:span text:style-name="None"><text:span text:style-name="T63">Maven</text:span></text:span><text:span text:style-name="None"><text:span text:style-name="T32">, Spring Boot, </text:span></text:span><text:span text:style-name="None"><text:span text:style-name="T35">Webflux, </text:span></text:span><text:span text:style-name="None"><text:span text:style-name="T32">Spring Data </text:span></text:span><text:span text:style-name="None"><text:span text:style-name="T63">JPA</text:span></text:span><text:span text:style-name="None"><text:span text:style-name="T32">, </text:span></text:span><text:span text:style-name="None"><text:span text:style-name="T35">PostgreSQL</text:span></text:span><text:span text:style-name="None"><text:span text:style-name="T32">, </text:span></text:span><text:span text:style-name="None"><text:span text:style-name="T34">Redis, </text:span></text:span><text:span text:style-name="None"><text:span text:style-name="T33">OpenShift Cloud, Helm, </text:span></text:span><text:span text:style-name="None"><text:span text:style-name="T36">Kafka , Docker, Harbor, </text:span></text:span><text:span text:style-name="None"><text:span text:style-name="T37">Quartz, </text:span></text:span><text:span text:style-name="None"><text:span text:style-name="T38">Cucumber</text:span></text:span><text:span text:style-name="None"><text:span text:style-name="T37"> </text:span></text:span><text:span text:style-name="None"><text:span text:style-name="T36"><text:s/></text:span></text:span><text:span text:style-name="None"><text:span text:style-name="T33"><text:s/></text:span></text:span></text:p>
      <text:p text:style-name="P25"><text:s/></text:p>
      <text:p text:style-name="P22"><text:span text:style-name="T65">Cloud migration project </text:span>-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p>
      <text:p text:style-name="P16"/>
      <text:p text:style-name="P22"><text:span text:style-name="T64">Domain Customer API </text:span>-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23"/>
      <text:p text:style-name="P8"><text:span text:style-name="None"><text:span text:style-name="T28">Technologies:</text:span></text:span><text:span text:style-name="None"><text:span text:style-name="T3"> </text:span></text:span><text:span text:style-name="None"><text:span text:style-name="T7">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18"><text:span text:style-name="None"/></text:p>
      <text:p text:style-name="P6"><text:span text:style-name="None"><text:span text:style-name="T22">Domain Customer Interaction System API</text:span></text:span><text:span text:style-name="None"><text:span text:style-name="T7">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6"><text:span text:style-name="None"><text:span text:style-name="T7"><text:s/></text:span></text:span></text:p>
      <text:p text:style-name="P6"><text:span text:style-name="None"><text:span text:style-name="T28">Technologies:</text:span></text:span><text:span text:style-name="None"><text:span text:style-name="T3"> </text:span></text:span><text:span text:style-name="None"><text:span text:style-name="T7">Swagger 3.0, Java 11, Spring Boot, Spring WebFlux, Reactor Extra, Spring Cloud Config, Spring Data, Spring Boot Admin, Lombok, Spring Data Mongo, MongoDB <text:s/>Community Edition <text:s/>4.x, Bean Validation API 2.0, Junit5, </text:span></text:span><text:span text:style-name="None"><text:span text:style-name="T10">Camunda BPMN </text:span></text:span></text:p>
      <text:p text:style-name="P24"><text:span text:style-name="None"><text:span text:style-name="T7"/></text:span></text:p>
      <text:p text:style-name="P24"><text:span text:style-name="None"><text:span text:style-name="T61">PoC </text:span></text:span><text:span text:style-name="None">migrate legacy J2EE BPMN workflow engine to cloud native BPMN solutions based on Activity/Camunda (exposed manifest OpenShift deployment descriptor files to open source </text:span><text:soft-page-break/><text:span text:style-name="None">Activiti community </text:span><text:a xlink:type="simple" xlink:href="https://github.com/popovici-gabriel/activiti7-openshift/tree/master/setup" text:style-name="Link" text:visited-style-name="Link"><text:span text:style-name="Link">https://github.com/popovici-gabriel/activiti7-openshift/tree/master/setup</text:span></text:a><text:span text:style-name="None">)</text:span></text:p>
      <text:p text:style-name="P18"><text:span text:style-name="None"/></text:p>
      <text:p text:style-name="P29"><text:span text:style-name="None"/></text:p>
      <text:p text:style-name="P6"><text:span text:style-name="None"><text:span text:style-name="T3">Senior <text:s/>Developer<text:tab/><text:tab/><text:tab/><text:tab/><text:tab/><text:tab/><text:tab/><text:tab/>May</text:span></text:span><text:span text:style-name="None"><text:span text:style-name="T28"> 2018 <text:s/>- </text:span></text:span><text:span text:style-name="None"><text:span text:style-name="T3">March 2019</text:span></text:span><text:span text:style-name="None"><text:span text:style-name="T1"> </text:span></text:span></text:p>
      <text:p text:style-name="P6"><text:span text:style-name="None"><text:span text:style-name="T3">Employer: Luxoft Romania, Murex connectivity project </text:span></text:span></text:p>
      <text:p text:style-name="P6"><text:span text:style-name="None"><text:span text:style-name="T3">Responsibilities</text:span></text:span><text:span text:style-name="None"><text:span text:style-name="T1">: </text:span></text:span><text:span text:style-name="Hyperlink.1"><text:span text:style-name="T51">participate in all phases of the SDLC according to Agile /SAFe methodologies in place </text:span></text:span></text:p>
      <text:p text:style-name="P6"><text:span text:style-name="None"><text:span text:style-name="T3">Project and tasks: </text:span></text:span><text:span text:style-name="Hyperlink.1"><text:span text:style-name="T51">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7">Bloomberg Market 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16"><text:span text:style-name="None"/></text:p>
      <text:p text:style-name="P6"><text:span text:style-name="None"><text:span text:style-name="T28">Technologies: </text:span></text:span><text:span text:style-name="Hyperlink.1"><text:span text:style-name="T51">Java 8, Java EE CDI API 1.x, Jboss Weld 2.x, Arquillian Weld, Camel 2.x , Google Guava, Bloomberg Open APIs BLAPI, Maven, Murex APIs, Cucumber, Fitness <text:s text:c="2"/></text:span></text:span></text:p>
      <text:p text:style-name="P28"><text:span text:style-name="None"/></text:p>
      <text:p text:style-name="P10"><text:span text:style-name="None"><text:span text:style-name="T50">Senior Associate Developer<text:tab/><text:tab/><text:tab/><text:tab/><text:tab/><text:tab/>Sep 2015 – April 2018</text:span></text:span></text:p>
      <text:p text:style-name="P10"><text:span text:style-name="None"><text:span text:style-name="T3">Employer: <text:s/>JPMorgan Chase &amp; Co UK, Investor Services, CIB, Prime Brokerage, </text:span></text:span><text:span text:style-name="Hyperlink.1"><text:span text:style-name="T51">35 Waterloo St, Glasgow Technology Center G2 6HS, </text:span></text:span><text:a xlink:type="simple" xlink:href="http://www.jpmorganchase.com/" text:style-name="Hyperlink.1" text:visited-style-name="Hyperlink.1"><text:span text:style-name="Hyperlink.1"><text:span text:style-name="T51">www.jpmorganchase.com</text:span></text:span></text:a><text:span text:style-name="Hyperlink.1"><text:span text:style-name="T51"> </text:span></text:span></text:p>
      <text:p text:style-name="P10"><text:span text:style-name="None"><text:span text:style-name="T3">Responsibilities</text:span></text:span><text:span text:style-name="Hyperlink.1"><text:span text:style-name="T51">:</text:span></text:span><text:span text:style-name="None"><text:span text:style-name="T40"> </text:span></text:span><text:span text:style-name="Hyperlink.1"><text:span text:style-name="T51">participate</text:span></text:span><text:span text:style-name="None"><text:span text:style-name="T40"> in </text:span></text:span><text:span text:style-name="Hyperlink.1"><text:span text:style-name="T51">various stages of microservices adoption and software</text:span></text:span><text:span text:style-name="None"><text:span text:style-name="T40"> </text:span></text:span><text:span text:style-name="Hyperlink.1"><text:span text:style-name="T51">development</text:span></text:span><text:span text:style-name="None"><text:span text:style-name="T41"> </text:span></text:span><text:span text:style-name="Hyperlink.1"><text:span text:style-name="T51">life</text:span></text:span><text:span text:style-name="None"><text:span text:style-name="T40"> </text:span></text:span><text:span text:style-name="Hyperlink.1"><text:span text:style-name="T51">cycle:</text:span></text:span><text:span text:style-name="None"><text:span text:style-name="T41"> </text:span></text:span><text:span text:style-name="Hyperlink.1"><text:span text:style-name="T51">user requirements</text:span></text:span><text:span text:style-name="None"><text:span text:style-name="T42"> </text:span></text:span><text:span text:style-name="Hyperlink.1"><text:span text:style-name="T51">analysis,</text:span></text:span><text:span text:style-name="None"><text:span text:style-name="T43"> </text:span></text:span><text:span text:style-name="Hyperlink.1"><text:span text:style-name="T51">writing</text:span></text:span><text:span text:style-name="None"><text:span text:style-name="T43"> </text:span></text:span><text:span text:style-name="Hyperlink.1"><text:span text:style-name="T51">detailed</text:span></text:span><text:span text:style-name="None"><text:span text:style-name="T42"> </text:span></text:span><text:span text:style-name="Hyperlink.1"><text:span text:style-name="T51">designs,</text:span></text:span><text:span text:style-name="None"><text:span text:style-name="T43"> </text:span></text:span><text:span text:style-name="Hyperlink.1"><text:span text:style-name="T51">implementation,</text:span></text:span><text:span text:style-name="None"><text:span text:style-name="T42"> L3 support, </text:span></text:span><text:span text:style-name="Hyperlink.1"><text:span text:style-name="T51">debugging</text:span></text:span><text:span text:style-name="None"><text:span text:style-name="T43"> </text:span></text:span><text:span text:style-name="Hyperlink.1"><text:span text:style-name="T51">and</text:span></text:span><text:span text:style-name="None"><text:span text:style-name="T42"> </text:span></text:span><text:span text:style-name="Hyperlink.1"><text:span text:style-name="T51">unit</text:span></text:span><text:span text:style-name="None"><text:span text:style-name="T43"> </text:span></text:span><text:span text:style-name="Hyperlink.1"><text:span text:style-name="T51">testing according</text:span></text:span><text:span text:style-name="None"><text:span text:style-name="T44"> </text:span></text:span><text:span text:style-name="Hyperlink.1"><text:span text:style-name="T51">to</text:span></text:span><text:span text:style-name="None"><text:span text:style-name="T45"> </text:span></text:span><text:span text:style-name="Hyperlink.1"><text:span text:style-name="T51">Agile</text:span></text:span><text:span text:style-name="None"><text:span text:style-name="T45"> </text:span></text:span><text:span text:style-name="Hyperlink.1"><text:span text:style-name="T51">methodologies</text:span></text:span><text:span text:style-name="None"><text:span text:style-name="T45"> </text:span></text:span><text:span text:style-name="Hyperlink.1"><text:span text:style-name="T51">in</text:span></text:span><text:span text:style-name="None"><text:span text:style-name="T45"> </text:span></text:span><text:span text:style-name="Hyperlink.1"><text:span text:style-name="T51">place, lead/trained JPMC resources and contractors (Mphasis, Accenture, Galatea Associates), active member of the Ignite Blockchain communities, part of global swaps architecture team since 2017 </text:span></text:span></text:p>
      <text:p text:style-name="P18"><text:span text:style-name="None"/></text:p>
      <text:p text:style-name="P6"><text:span text:style-name="None"><text:span text:style-name="T3">Projects and tasks</text:span></text:span><text:span text:style-name="Hyperlink.1">: </text:span></text:p>
      <text:p text:style-name="P6"><text:span text:style-name="Hyperlink.1">Cust</text:span><text:span text:style-name="Hyperlink.1"><text:span text:style-name="T51">ody and Fund Services (</text:span></text:span><text:span text:style-name="None"><text:span text:style-name="T46">CFS</text:span></text:span><text:span text:style-name="Hyperlink.1"><text:span text:style-name="T56">) Programme </text:span></text:span><text:span text:style-name="Hyperlink.1">– </text:span><text:span text:style-name="Hyperlink.1"><text:span text:style-name="T51">aims to create a more efficient and uniform process for Contract for Difference (CFD) processing eliminating a multitude of manual client specific user development tools to process the product. </text:span></text:span><text:span text:style-name="None"><text:span text:style-name="T46">CFS</text:span></text:span><text:span text:style-name="Hyperlink.1"><text:span text:style-name="T51">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text:style-name="WWNum2">
        <text:list-item>
          <text:p text:style-name="P40"><text:span text:style-name="None"><text:span text:style-name="T7">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40"><text:span text:style-name="None"><text:span text:style-name="T7">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40"><text:span text:style-name="None"><text:span text:style-name="T7">Provided market data integration with Reference Data Technology for securities, equity instruments and party/party account leaveraging REST OpenApi Specifications and No-SQL databases </text:span></text:span></text:p>
        </text:list-item>
        <text:list-item>
          <text:p text:style-name="P40"><text:span text:style-name="None"><text:span text:style-name="T7">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41"><text:span text:style-name="None"><text:span text:style-name="T7">Integrated In-memory distributed caching using Hazelcast for Equity Swaps query optimization and enhanced the corporate action workflow engine</text:span></text:span></text:p>
        </text:list-item>
      </text:list>
      <text:p text:style-name="P6"><text:span text:style-name="Hyperlink.1"><text:span text:style-name="T51">Global Real Time Position Keeping Service - </text:span></text:span><text:span text:style-name="None"><text:span text:style-name="T1">GRIPS</text:span></text:span><text:span text:style-name="Hyperlink.1"> –</text:span><text:span text:style-name="Hyperlink.1"><text:span text:style-name="T51">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text:span></text:span><text:soft-page-break/><text:span text:style-name="Hyperlink.1"><text:span text:style-name="T51">systems to trigger automated requests when pool utilization falls below a designated threshold value. <text:s/></text:span></text:span></text:p>
      <text:list text:style-name="WWNum4">
        <text:list-item>
          <text:p text:style-name="P42"><text:span text:style-name="None"><text:span text:style-name="T7">Architected and developed a automated testing regression tool using BDD for incremental software releases</text:span></text:span></text:p>
        </text:list-item>
        <text:list-item>
          <text:p text:style-name="P42"><text:span text:style-name="None"><text:span text:style-name="T7">Integrate GRIPS with SonarQube a development efficiency index tool for code quality and continous code inspection </text:span></text:span></text:p>
        </text:list-item>
        <text:list-item>
          <text:p text:style-name="P43"><text:span text:style-name="None"><text:span text:style-name="T7">L3 support during EMEA start of day/intraday trading </text:span></text:span></text:p>
        </text:list-item>
      </text:list>
      <text:p text:style-name="P6"><text:span text:style-name="None"><text:span text:style-name="T57">Technologies</text:span></text:span><text:span text:style-name="None"><text:span text:style-name="T58">: Java 6/7/8, Java EE (legacy platforms using JBoss), Spring 4.x framework (Core, Boot, JavaConfig, JDBC, Integration, Data, Retry, Cache, JMS, MVC), Spring Statemachine, 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51">www.crankuptheamps.com</text:span></text:span></text:a><text:span text:style-name="None"><text:span text:style-name="T58">), Cucumber, Jacoco, Cobertura, Apache PIT, Google Guava, Oracle Database 12c, Jersey, Swagger 2.0 OAS, Springfox, Junit 4.x/5.x, Jackson, Vavr, CI/CD pipelines using TeamCity, Git/Bitbucket, IntelliJ IDEA Ultimate Edition, Microsoft Visual Studio Code <text:s text:c="3"/></text:span></text:span></text:p>
      <text:p text:style-name="P18"><text:span text:style-name="None"/></text:p>
      <text:p text:style-name="P6"><text:span text:style-name="None"><text:span text:style-name="T50">Senior Software Engineer<text:tab/> <text:s text:c="19"/><text:tab/><text:tab/><text:tab/><text:tab/>Mar 2014 </text:span></text:span><text:span text:style-name="None"><text:span text:style-name="T49">– Aug 2015</text:span></text:span></text:p>
      <text:p text:style-name="P6"><text:span text:style-name="None"><text:span text:style-name="T3">Employer:</text:span></text:span><text:span text:style-name="None"><text:span text:style-name="T47"> COMPUTAS IT </text:span></text:span><text:span text:style-name="Hyperlink.1"><text:span text:style-name="T51">Romanian subsidiary of foreign-owned systems integration and software development outsourcing company</text:span></text:span><text:span text:style-name="None"><text:span text:style-name="T1"> </text:span></text:span><text:span text:style-name="Hyperlink.1"><text:span text:style-name="T51">(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6"><text:span text:style-name="None"><text:span text:style-name="T3">Responsibilities</text:span></text:span><text:span text:style-name="None"><text:span text:style-name="T7">: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6"><text:span text:style-name="None"><text:span text:style-name="T3">Projects and tasks:</text:span></text:span></text:p>
      <text:list text:style-name="WWNum6">
        <text:list-item>
          <text:p text:style-name="P44"><text:span text:style-name="None"><text:span text:style-name="T59">Logistics hub: automated tracking of goods within the supply chain of onshore/offshore facilities of oil companies</text:span></text:span></text:p>
        </text:list-item>
      </text:list>
      <text:list text:style-name="WWNum8">
        <text:list-item>
          <text:p text:style-name="P45"><text:span text:style-name="None"><text:span text:style-name="T59">Architected and developed UI web application using XHTML, CSS, jQuery, XSL Transformations and Xpath; </text:span></text:span><text:span text:style-name="None"><text:span text:style-name="T58">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6"><text:span text:style-name="None"><text:span text:style-name="T57">Technologies</text:span></text:span><text:span text:style-name="None"><text:span text:style-name="T58">: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18"><text:span text:style-name="None"/></text:p>
      <text:p text:style-name="P6"><text:span text:style-name="None"><text:span text:style-name="T50">Java Software Engineer<text:tab/><text:tab/><text:tab/><text:tab/><text:tab/><text:tab/>Aug 2013 </text:span></text:span><text:span text:style-name="None"><text:span text:style-name="T49">– </text:span></text:span><text:span text:style-name="None"><text:span text:style-name="T48">Feb 2014</text:span></text:span></text:p>
      <text:p text:style-name="P6"><text:span text:style-name="None"><text:span text:style-name="T3">Employer:</text:span></text:span><text:span text:style-name="Hyperlink.1"><text:span text:style-name="T51"> KEBA Automation SRL, Romanian subsidiary of foreign-owned industrial, banking &amp; energy automation company-Romanian subsidiary develops proprietary software for foreign company-manufacturer of automation equipment</text:span></text:span><text:span text:style-name="None"><text:span text:style-name="T47"> </text:span></text:span><text:span text:style-name="Hyperlink.1"><text:span text:style-name="T51">(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6"><text:span text:style-name="None"><text:span text:style-name="T3">Projects and tasks</text:span></text:span><text:span text:style-name="Hyperlink.1">:</text:span><text:span text:style-name="None"><text:span text:style-name="T52"> d</text:span></text:span><text:span text:style-name="Hyperlink.1"><text:span text:style-name="T51">eveloped middleware software applications to be used with banking automation equipment. Performed detailed </text:span></text:span><text:span text:style-name="None"><text:span text:style-name="T7">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6"><text:span text:style-name="None"><text:span text:style-name="T3">Technologies used</text:span></text:span><text:span text:style-name="None"><text:span text:style-name="T7">: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18"><text:soft-page-break/><text:span text:style-name="None"/></text:p>
      <text:p text:style-name="P9"><text:span text:style-name="None"><text:span text:style-name="T50">Freelance Java Software Engineer<text:tab/><text:tab/><text:tab/><text:tab/><text:tab/>Apr 2013 </text:span></text:span><text:span text:style-name="None"><text:span text:style-name="T49">– Aug 2013</text:span></text:span></text:p>
      <text:p text:style-name="P6"><text:span text:style-name="None"><text:span text:style-name="T1">Contractors: Anritsu Srl, </text:span></text:span><text:span text:style-name="Hyperlink.1"><text:span text:style-name="T51">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6"><text:span text:style-name="None"><text:span text:style-name="T1">Tasks:</text:span></text:span><text:span text:style-name="Hyperlink.1"><text:span text:style-name="T51"> performed </text:span></text:span><text:span text:style-name="None"><text:span text:style-name="T7">reverse engineering work of the Hadoop version 1.x IPC low level protocol to C/C++, and integrated Hadoop into middleware MasterClaw engine; related to the CRM appli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51">https://github.com/popovici-gabriel/projects.git</text:span></text:span></text:a><text:span text:style-name="None"><text:span text:style-name="T60"> </text:span></text:span></text:p>
      <text:p text:style-name="P6"><text:span text:style-name="None"><text:span text:style-name="T3">Technologies:</text:span></text:span><text:span text:style-name="None"><text:span text:style-name="T7"> Java 1.7, JAXB, Oracle Server, SAP Java Connector 2.x, Hibernate 3.x, Spring MVC, Spring ORM, Spring JPA, Spring JDBC, Apache Wicket, Apache POI, Apache iText, Jasper Reports, Google Guava</text:span></text:span></text:p>
      <text:p text:style-name="P16"><text:span text:style-name="None"/></text:p>
      <text:p text:style-name="P17"><text:span text:style-name="None"/></text:p>
      <text:p text:style-name="P9"><text:span text:style-name="None"><text:span text:style-name="T50">Java Software Engineer<text:tab/><text:tab/><text:tab/><text:tab/><text:tab/><text:tab/><text:tab/>Dec 2011 - Feb 2013</text:span></text:span></text:p>
      <text:p text:style-name="P6"><text:span text:style-name="None"><text:span text:style-name="T3">Employer: Sabre Holdings, Airline Solutions US-based proprietary software development company-travel industry, </text:span></text:span><text:span text:style-name="Hyperlink.1"><text:span text:style-name="T51">USA-based job under H1B visa status </text:span></text:span></text:p>
      <text:p text:style-name="P6"><text:span text:style-name="None"><text:span text:style-name="T3">Responsibilities: </text:span></text:span><text:span text:style-name="None"><text:span text:style-name="T7">Design, develop, integrate, unit test, code review software requirements according to Agile practices and methodologies in place </text:span></text:span></text:p>
      <text:p text:style-name="P6"><text:span text:style-name="None"><text:span text:style-name="T3">Projects and tasks</text:span></text:span><text:span text:style-name="None"><text:span text:style-name="T7">: performed active software engineering role in the development of a complex online booking engine/e-commerce application.</text:span></text:span></text:p>
      <text:p text:style-name="P6"><text:span text:style-name="None"><text:span text:style-name="T3">Technologies:</text:span></text:span><text:span text:style-name="None"><text:span text:style-name="T7"> Java SE 1.6, Spring Core/WebFlow/ORM/JPA/JDBC, Apache CXF, jUnit,</text:span></text:span></text:p>
      <text:p text:style-name="P6"><text:span text:style-name="None"><text:span text:style-name="T7">Apache Commons, Hibernate.</text:span></text:span></text:p>
      <text:p text:style-name="P19"><text:span text:style-name="None"/></text:p>
      <text:p text:style-name="P9"><text:span text:style-name="None"><text:span text:style-name="T50">Software Engineer/Systems Administrator<text:tab/><text:tab/><text:tab/>Jan 2011 </text:span></text:span><text:span text:style-name="None"><text:span text:style-name="T49">– Nov 2011</text:span></text:span></text:p>
      <text:p text:style-name="P6"><text:span text:style-name="None"><text:span text:style-name="T3">Employer: Z-Terra Inc. US-based proprietary software development company for the oil exploration and production industry</text:span></text:span><text:span text:style-name="Hyperlink.1"><text:span text:style-name="T51">, US-based job under H1B visa status, www.z-terra.com</text:span></text:span></text:p>
      <text:p text:style-name="P6"><text:span text:style-name="None"><text:span text:style-name="T3">Tasks</text:span></text:span><text:span text:style-name="None"><text:span text:style-name="T7">: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7">GUI application viewer(2D) for seismic data. </text:span></text:span></text:p>
      <text:p text:style-name="P6"><text:span text:style-name="None"><text:span text:style-name="T3">Technologies:</text:span></text:span><text:span text:style-name="None"><text:span text:style-name="T7"> C/C++, Qt SDK, Qwt Project, Glib, lib PVM, cmake/qmake, Qt Creator, IDE, Eclipse CDT, SQLite, Stanford Exploration Lib - SEPLib.</text:span></text:span></text:p>
      <text:p text:style-name="P16"><text:span text:style-name="None"/></text:p>
      <text:p text:style-name="P9"><text:span text:style-name="None"><text:span text:style-name="T50">Software Engineer<text:tab/><text:tab/><text:tab/><text:tab/><text:tab/><text:tab/><text:tab/>Nov 2007 </text:span></text:span><text:span text:style-name="None"><text:span text:style-name="T49">– Dec 2011</text:span></text:span></text:p>
      <text:p text:style-name="P6"><text:span text:style-name="None"><text:span text:style-name="T3">Employer: Canadian Bank Note International Europe, </text:span></text:span><text:span text:style-name="Hyperlink.1"><text:span text:style-name="T51">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6"><text:span text:style-name="None"><text:span text:style-name="T3">Projects: </text:span></text:span><text:span text:style-name="None"><text:span text:style-name="T7">vehicle registration portal, driver license issuing system, passport issuing control systems, border management systems.</text:span></text:span></text:p>
      <text:p text:style-name="P6"><text:span text:style-name="None"><text:span text:style-name="T3">Tasks</text:span></text:span><text:span text:style-name="None"><text:span text:style-name="T7">: implemented dynamic report generation using Apache POI, engineered change requests, improved error handling and logging mechanism, developed web application scheduler</text:span></text:span><text:span text:style-name="None"><text:span text:style-name="T53">, d</text:span></text:span><text:span text:style-name="None"><text:span text:style-name="T7">eveloped centralized task scheduler mechanism using JAX-WS SOAP web services and java 1.5 concurrency API, engineering change requests, dynamic PDF generation, UI front end development.</text:span></text:span></text:p>
      <text:p text:style-name="P6"><text:span text:style-name="None"><text:span text:style-name="T3">Technologies:</text:span></text:span><text:span text:style-name="None"><text:span text:style-name="T7">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19"><text:span text:style-name="None"/></text:p>
      <text:p text:style-name="P9"><text:span text:style-name="None"><text:span text:style-name="T50">Internship </text:span></text:span><text:span text:style-name="None"><text:span text:style-name="T49">– </text:span></text:span><text:span text:style-name="None"><text:span text:style-name="T50">Junior Software Developer<text:tab/><text:tab/><text:tab/>Jun 2007 </text:span></text:span><text:span text:style-name="None"><text:span text:style-name="T49">– Oct 2007</text:span></text:span></text:p>
      <text:p text:style-name="P6"><text:soft-page-break/><text:span text:style-name="None"><text:span text:style-name="T3">Employer: Reply IT, </text:span></text:span><text:span text:style-name="Hyperlink.1"><text:span text:style-name="T51">internship in Milan-Italy with an Italian software development firm </text:span></text:span></text:p>
      <text:p text:style-name="P6"><text:span text:style-name="None"><text:span text:style-name="T3">Projects: </text:span></text:span><text:span text:style-name="None"><text:span text:style-name="T7">on-line banking system </text:span></text:span></text:p>
      <text:p text:style-name="P6"><text:span text:style-name="None"><text:span text:style-name="T3">Tasks</text:span></text:span><text:span text:style-name="None"><text:span text:style-name="T7">: developed rich graphical user interfaces for the online banking system </text:span></text:span></text:p>
      <text:p text:style-name="P6"><text:span text:style-name="None"><text:span text:style-name="T3">Technologies:</text:span></text:span><text:span text:style-name="None"><text:span text:style-name="T7"> Java SE 1.5, JSP 1.2, JSF Apache MyFaces, Ajax4JSF(RichFaces), Java Servlets 2.3</text:span></text:span></text:p>
      <text:p text:style-name="P16"><text:span text:style-name="None"/></text:p>
      <text:p text:style-name="P9"><text:span text:style-name="None"><text:span text:style-name="T50">Junior Software Developer<text:tab/><text:tab/><text:tab/><text:tab/><text:tab/><text:tab/>Aug 2006 </text:span></text:span><text:span text:style-name="None"><text:span text:style-name="T49">– May 2007</text:span></text:span></text:p>
      <text:p text:style-name="P6"><text:span text:style-name="None"><text:span text:style-name="T3">Employer: Canadian Bank Note International Europe</text:span></text:span><text:span text:style-name="Hyperlink.1"><text:span text:style-name="T51">, Romanian subsidiary of one of the largest specialized foreign-owned printing companies worldwide, Bucharest (Romanian subsidiary develops specialized software applications for governments worldwide)</text:span></text:span></text:p>
      <text:p text:style-name="P6"><text:span text:style-name="None"><text:span text:style-name="T3">Projects: </text:span></text:span><text:span text:style-name="None"><text:span text:style-name="T7">vehicle registration portal and vehicle technical inspection application</text:span></text:span></text:p>
      <text:p text:style-name="P6"><text:span text:style-name="None"><text:span text:style-name="T3">Tasks</text:span></text:span><text:span text:style-name="None"><text:span text:style-name="T7">: web application development, bug fixing, unit testing</text:span></text:span></text:p>
      <text:p text:style-name="P6"><text:span text:style-name="None"><text:span text:style-name="T3">Technologies:</text:span></text:span><text:span text:style-name="None"><text:span text:style-name="T7"> Java SE 1.5, Java Servlets/JSP, Struts 1.2.9, Hibernate, Javascript, jUnit, Tomcat 5.x, Ant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ubtitle" style:family="paragraph" style:default-outline-level="" style:class="chapter">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4pt" style:font-style-asian="normal" style:font-weight-asian="normal" style:font-name-complex="Arial Unicode MS1"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style: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default-outline-level="">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loext:opacity="100%"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loext:opacity="10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39"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0"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42"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43"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45"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48"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9"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51"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52"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54"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57"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58"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0"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61"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63"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66"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67"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9"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70"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72"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Dev/24.2.0.0.alpha0$MacOSX_AARCH64 LibreOffice_project/b41df2c70b78cd7585b1e2bd868b99a3bcb3602a</meta:generator>
    <dc:date>2025-02-18T22:23:54.546646499</dc:date>
    <meta:editing-duration>PT42M55S</meta:editing-duration>
    <meta:editing-cycles>19</meta:editing-cycles>
    <meta:document-statistic meta:table-count="0" meta:image-count="0" meta:object-count="0" meta:page-count="6" meta:paragraph-count="109" meta:word-count="2314" meta:character-count="17715" meta:non-whitespace-character-count="15335"/>
  </office:meta>
</office:document-meta>
</file>